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fo:font-size="10pt" style:font-size-asian="10pt" style:font-size-complex="10pt"/>
    </style:style>
    <style:style style:name="T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style:text-position="super 65%"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P12" style:parent-style-name="ListParagraph" style:family="paragraph">
      <style:text-properties fo:font-size="10pt" style:font-size-asian="10pt" style:font-size-complex="10pt"/>
    </style:style>
    <style:style style:name="P13" style:parent-style-name="ListParagraph" style:family="paragraph">
      <style:text-properties fo:font-size="10pt" style:font-size-asian="10pt" style:font-size-complex="10pt"/>
    </style:style>
    <style:style style:name="P14" style:parent-style-name="ListParagraph" style:family="paragraph">
      <style:text-properties fo:font-size="10pt" style:font-size-asian="10pt" style:font-size-complex="10pt"/>
    </style:style>
    <style:style style:name="P15" style:parent-style-name="ListParagraph" style:family="paragraph">
      <style:text-properties fo:font-size="10pt" style:font-size-asian="10pt" style:font-size-complex="10pt"/>
    </style:style>
    <style:style style:name="P16" style:parent-style-name="Normal" style:family="paragraph">
      <style:text-properties fo:font-size="10pt" style:font-size-asian="10pt" style:font-size-complex="10pt"/>
    </style:style>
    <style:style style:name="P17" style:parent-style-name="Normal" style:family="paragraph">
      <style:text-properties fo:font-size="10pt" style:font-size-asian="10pt" style:font-size-complex="10pt"/>
    </style:style>
    <style:style style:name="P18" style:parent-style-name="Normal" style:family="paragraph">
      <style:text-properties fo:font-weight="bold" style:font-weight-asian="bold" fo:font-size="10pt" style:font-size-asian="10pt" style:font-size-complex="10pt"/>
    </style:style>
    <style:style style:name="P19" style:parent-style-name="ListParagraph" style:family="paragraph">
      <style:text-properties fo:font-size="10pt" style:font-size-asian="10pt" style:font-size-complex="10pt"/>
    </style:style>
    <style:style style:name="P20" style:parent-style-name="ListParagraph" style:family="paragraph">
      <style:text-properties fo:font-size="10pt" style:font-size-asian="10pt" style:font-size-complex="10pt"/>
    </style:style>
    <style:style style:name="P21" style:parent-style-name="ListParagraph" style:family="paragraph">
      <style:text-properties fo:font-size="10pt" style:font-size-asian="10pt" style:font-size-complex="10pt"/>
    </style:style>
    <style:style style:name="P22" style:parent-style-name="Normal" style:family="paragraph">
      <style:text-properties fo:font-size="10pt" style:font-size-asian="10pt" style:font-size-complex="10pt"/>
    </style:style>
    <style:style style:name="TableColumn24" style:family="table-column">
      <style:table-column-properties style:column-width="1.6458in"/>
    </style:style>
    <style:style style:name="TableColumn25" style:family="table-column">
      <style:table-column-properties style:column-width="1.6152in"/>
    </style:style>
    <style:style style:name="TableColumn26" style:family="table-column">
      <style:table-column-properties style:column-width="1.6194in"/>
    </style:style>
    <style:style style:name="TableColumn27" style:family="table-column">
      <style:table-column-properties style:column-width="1.6194in"/>
    </style:style>
    <style:style style:name="Table23" style:family="table">
      <style:table-properties style:width="6.5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-top="none" fo:border-left="none" fo:border-bottom="0.0208in solid #666666" fo:border-right="none" fo:background-color="#FFFFFF" style:writing-mode="lr-tb" fo:padding-top="0.0201in" fo:padding-left="0.075in" fo:padding-bottom="0.0201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none" fo:border-left="none" fo:border-bottom="0.0208in solid #666666" fo:border-right="none" fo:background-color="#FFFFFF" style:writing-mode="lr-tb" fo:padding-top="0.0201in" fo:padding-left="0.075in" fo:padding-bottom="0.0201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none" fo:border-left="none" fo:border-bottom="0.0208in solid #666666" fo:border-right="none" fo:background-color="#FFFFFF" style:writing-mode="lr-tb" fo:padding-top="0.0201in" fo:padding-left="0.075in" fo:padding-bottom="0.0201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none" fo:border-bottom="0.0208in solid #666666" fo:border-right="none" fo:background-color="#FFFFFF" style:writing-mode="lr-tb" fo:padding-top="0.0201in" fo:padding-left="0.075in" fo:padding-bottom="0.0201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Row37" style:family="table-row">
      <style:table-row-properties/>
    </style:style>
    <style:style style:name="TableCell3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.0201in" fo:padding-left="0.075in" fo:padding-bottom="0.0201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="0.0034in solid #666666" fo:background-color="#CCCCCC" style:writing-mode="lr-tb" fo:padding-top="0.0201in" fo:padding-left="0.075in" fo:padding-bottom="0.0201in" fo:padding-right="0.075in"/>
    </style:style>
    <style:style style:name="P41" style:parent-style-name="Normal" style:family="paragraph">
      <style:paragraph-properties fo:text-align="end" fo:margin-bottom="0in" fo:line-height="100%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 fo:language="ru" fo:country="RU"/>
    </style:style>
    <style:style style:name="TableCell44" style:family="table-cell">
      <style:table-cell-properties fo:border="0.0034in solid #666666" fo:background-color="#CCCCCC" style:writing-mode="lr-tb" fo:padding-top="0.0201in" fo:padding-left="0.075in" fo:padding-bottom="0.0201in" fo:padding-right="0.075in"/>
    </style:style>
    <style:style style:name="P45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46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.0201in" fo:padding-left="0.075in" fo:padding-bottom="0.0201in" fo:padding-right="0.075in"/>
    </style:style>
    <style:style style:name="P47" style:parent-style-name="Normal" style:family="paragraph">
      <style:paragraph-properties fo:text-align="end" fo:margin-bottom="0in" fo:line-height="100%"/>
      <style:text-properties fo:font-size="10pt" style:font-size-asian="10pt" style:font-size-complex="10pt" fo:language="ru" fo:country="RU"/>
    </style:style>
    <style:style style:name="TableRow48" style:family="table-row">
      <style:table-row-properties/>
    </style:style>
    <style:style style:name="TableCell49" style:family="table-cell">
      <style:table-cell-properties fo:border-top="0.0034in solid #666666" fo:border-left="none" fo:border-bottom="0.0034in solid #666666" fo:border-right="0.0034in solid #666666" style:writing-mode="lr-tb" fo:padding-top="0.0201in" fo:padding-left="0.075in" fo:padding-bottom="0.0201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51" style:family="table-cell">
      <style:table-cell-properties fo:border="0.0034in solid #666666" style:writing-mode="lr-tb" fo:padding-top="0.0201in" fo:padding-left="0.075in" fo:padding-bottom="0.0201in" fo:padding-right="0.075in"/>
    </style:style>
    <style:style style:name="P52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53" style:family="table-cell">
      <style:table-cell-properties fo:border="0.0034in solid #666666" style:writing-mode="lr-tb" fo:padding-top="0.0201in" fo:padding-left="0.075in" fo:padding-bottom="0.0201in" fo:padding-right="0.075in"/>
    </style:style>
    <style:style style:name="P54" style:parent-style-name="Normal" style:family="paragraph">
      <style:paragraph-properties fo:text-align="end" fo:margin-bottom="0in" fo:line-height="100%"/>
      <style:text-properties fo:font-size="10pt" style:font-size-asian="10pt" style:font-size-complex="10pt" fo:language="ru" fo:country="RU"/>
    </style:style>
    <style:style style:name="TableCell55" style:family="table-cell">
      <style:table-cell-properties fo:border-top="0.0034in solid #666666" fo:border-left="0.0034in solid #666666" fo:border-bottom="0.0034in solid #666666" fo:border-right="none" style:writing-mode="lr-tb" fo:padding-top="0.0201in" fo:padding-left="0.075in" fo:padding-bottom="0.0201in" fo:padding-right="0.075in"/>
    </style:style>
    <style:style style:name="P56" style:parent-style-name="Normal" style:family="paragraph">
      <style:paragraph-properties fo:text-align="end" fo:margin-bottom="0in" fo:line-height="100%"/>
      <style:text-properties fo:font-size="10pt" style:font-size-asian="10pt" style:font-size-complex="10pt" fo:language="ru" fo:country="RU"/>
    </style:style>
    <style:style style:name="TableRow57" style:family="table-row">
      <style:table-row-properties/>
    </style:style>
    <style:style style:name="TableCell5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.0201in" fo:padding-left="0.075in" fo:padding-bottom="0.0201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="0.0034in solid #666666" fo:background-color="#CCCCCC" style:writing-mode="lr-tb" fo:padding-top="0.0201in" fo:padding-left="0.075in" fo:padding-bottom="0.0201in" fo:padding-right="0.075in"/>
    </style:style>
    <style:style style:name="P61" style:parent-style-name="Normal" style:family="paragraph">
      <style:paragraph-properties fo:text-align="end" fo:margin-bottom="0in" fo:line-height="100%"/>
    </style:style>
    <style:style style:name="T62" style:parent-style-name="DefaultParagraphFont" style:family="text">
      <style:text-properties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 fo:language="ru" fo:country="RU"/>
    </style:style>
    <style:style style:name="TableCell64" style:family="table-cell">
      <style:table-cell-properties fo:border="0.0034in solid #666666" fo:background-color="#CCCCCC" style:writing-mode="lr-tb" fo:padding-top="0.0201in" fo:padding-left="0.075in" fo:padding-bottom="0.0201in" fo:padding-right="0.075in"/>
    </style:style>
    <style:style style:name="P65" style:parent-style-name="Normal" style:family="paragraph">
      <style:paragraph-properties fo:text-align="end" fo:margin-bottom="0in" fo:line-height="100%"/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size="10pt" style:font-size-asian="10pt" style:font-size-complex="10pt" fo:language="ru" fo:country="RU"/>
    </style:style>
    <style:style style:name="TableCell68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.0201in" fo:padding-left="0.075in" fo:padding-bottom="0.0201in" fo:padding-right="0.075in"/>
    </style:style>
    <style:style style:name="P69" style:parent-style-name="Normal" style:family="paragraph">
      <style:paragraph-properties fo:text-align="end" fo:margin-bottom="0in" fo:line-height="100%"/>
      <style:text-properties fo:font-size="10pt" style:font-size-asian="10pt" style:font-size-complex="10pt" fo:language="ru" fo:country="RU"/>
    </style:style>
    <style:style style:name="TableRow70" style:family="table-row">
      <style:table-row-properties/>
    </style:style>
    <style:style style:name="TableCell71" style:family="table-cell">
      <style:table-cell-properties fo:border-top="0.0034in solid #666666" fo:border-left="none" fo:border-bottom="0.0034in solid #666666" fo:border-right="0.0034in solid #666666" style:writing-mode="lr-tb" fo:padding-top="0.0201in" fo:padding-left="0.075in" fo:padding-bottom="0.0201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73" style:family="table-cell">
      <style:table-cell-properties fo:border="0.0034in solid #666666" style:writing-mode="lr-tb" fo:padding-top="0.0201in" fo:padding-left="0.075in" fo:padding-bottom="0.0201in" fo:padding-right="0.075in"/>
    </style:style>
    <style:style style:name="P74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75" style:family="table-cell">
      <style:table-cell-properties fo:border="0.0034in solid #666666" style:writing-mode="lr-tb" fo:padding-top="0.0201in" fo:padding-left="0.075in" fo:padding-bottom="0.0201in" fo:padding-right="0.075in"/>
    </style:style>
    <style:style style:name="P76" style:parent-style-name="Normal" style:family="paragraph">
      <style:paragraph-properties fo:text-align="end" fo:margin-bottom="0in" fo:line-height="100%"/>
      <style:text-properties fo:font-size="10pt" style:font-size-asian="10pt" style:font-size-complex="10pt" fo:language="ru" fo:country="RU"/>
    </style:style>
    <style:style style:name="TableCell77" style:family="table-cell">
      <style:table-cell-properties fo:border-top="0.0034in solid #666666" fo:border-left="0.0034in solid #666666" fo:border-bottom="0.0034in solid #666666" fo:border-right="none" style:writing-mode="lr-tb" fo:padding-top="0.0201in" fo:padding-left="0.075in" fo:padding-bottom="0.0201in" fo:padding-right="0.075in"/>
    </style:style>
    <style:style style:name="P78" style:parent-style-name="Normal" style:family="paragraph">
      <style:paragraph-properties fo:text-align="end" fo:margin-bottom="0in" fo:line-height="100%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DefaultParagraphFont" style:family="text">
      <style:text-properties fo:font-size="10pt" style:font-size-asian="10pt" style:font-size-complex="10pt" fo:language="ru" fo:country="RU"/>
    </style:style>
    <style:style style:name="P81" style:parent-style-name="Normal" style:family="paragraph">
      <style:text-properties fo:font-size="10pt" style:font-size-asian="10pt" style:font-size-complex="10pt"/>
    </style:style>
    <style:style style:name="T8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T89" style:parent-style-name="DefaultParagraphFont" style:family="text">
      <style:text-properties fo:font-size="10pt" style:font-size-asian="10pt" style:font-size-complex="10pt"/>
    </style:style>
    <style:style style:name="T90" style:parent-style-name="DefaultParagraphFont" style:family="text">
      <style:text-properties fo:font-size="10pt" style:font-size-asian="10pt" style:font-size-complex="10pt"/>
    </style:style>
    <style:style style:name="T91" style:parent-style-name="Hyperlink" style:family="text">
      <style:text-properties fo:font-size="10pt" style:font-size-asian="10pt" style:font-size-complex="10pt"/>
    </style:style>
    <style:style style:name="T92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1">High-volume sampling:<text:s/>algorithms’ comparison</text:h>
      <text:p text:style-name="Normal"/>
      <text:p text:style-name="Normal"><text:span text:style-name="T2">Goal</text:span><text:span text:style-name="T3">: To determine the most efficient way to perform high-volume sampling</text:span><text:span text:style-name="T4"><text:s/>(usage examples: users triage during A/B Testing, performance monitoring)</text:span></text:p>
      <text:p text:style-name="Normal"><text:span text:style-name="T5">Set-up</text:span><text:span text:style-name="T6">:<text:s/></text:span><text:span text:style-name="T7">The sampler’s goal is to give permission to sample use a given sampling rate; (approximately) each 1000</text:span><text:span text:style-name="T8">th</text:span><text:span text:style-name="T9"><text:s/>request should result in actual sampling. There are<text:s/></text:span><text:span text:style-name="T10">several<text:s/></text:span><text:span text:style-name="T11">samplers:</text:span></text:p>
      <text:list text:style-name="LFO3" text:continue-numbering="true">
        <text:list-item>
          <text:p text:style-name="P12">AtomicSampler: uses AtomicInteger to keep track of sampling attempts;</text:p>
        </text:list-item>
        <text:list-item>
          <text:p text:style-name="P13">RandomSampler: uses an instance-wide Random instance to determine if a sample should be taken.</text:p>
        </text:list-item>
        <text:list-item>
          <text:p text:style-name="P14">RandomSampler2: uses a local Random instance to determine if a sample should be taken, which is initialized each time.</text:p>
        </text:list-item>
        <text:list-item>
          <text:p text:style-name="P15">XorShiftSampler: uses a XOR-Shift algorithm to produce psedo-random numbers (http://www.javamex.com/tutorials/random_numbers/xorshift.shtml)</text:p>
        </text:list-item>
      </text:list>
      <text:p text:style-name="P16">Before actual measurement each sampler is called 50K times to warm it up and give hot-spot compiler a chance to compile the samplers’<text:s/>bytecode<text:s/>into a native high-performance code.<text:s/></text:p>
      <text:p text:style-name="P17">Then 10 runs are performed, using a variety of scenarios. 10M sampling attempts<text:s/>are performed during each run.<text:s/>Time to complete each run is<text:s/>recorded<text:s/>and then the<text:s/>average<text:s/>is calculated.</text:p>
      <text:p text:style-name="P18">The scenarios:</text:p>
      <text:list text:style-name="LFO1" text:continue-numbering="true">
        <text:list-item>
          <text:p text:style-name="P19">Single-threaded sampling. All runs are done using one thread and one instance of sampler.</text:p>
        </text:list-item>
        <text:list-item>
          <text:p text:style-name="P20">Multi-threaded sampling (10 threads, 1 sampler per thread).</text:p>
        </text:list-item>
        <text:list-item>
          <text:p text:style-name="P21">Multi-threaded sampling (10 threads sharing 1 sampler instance).</text:p>
        </text:list-item>
      </text:list>
      <text:p text:style-name="P22">The average times (in ms) on<text:s/>my<text:s/>i5 Windows box are: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1 thread</text:p>
          </table:table-cell>
          <table:table-cell table:style-name="TableCell33">
            <text:p text:style-name="P34">10 threads, 1 sampler per thread</text:p>
          </table:table-cell>
          <table:table-cell table:style-name="TableCell35">
            <text:p text:style-name="P36">10 threads sharing 1 sampler instance</text:p>
          </table:table-cell>
        </table:table-row>
        <table:table-row table:style-name="TableRow37">
          <table:table-cell table:style-name="TableCell38">
            <text:p text:style-name="P39">AtomicSampler</text:p>
          </table:table-cell>
          <table:table-cell table:style-name="TableCell40">
            <text:p text:style-name="P41"><text:span text:style-name="T42">12</text:span><text:span text:style-name="T43">5</text:span></text:p>
          </table:table-cell>
          <table:table-cell table:style-name="TableCell44">
            <text:p text:style-name="P45">676</text:p>
          </table:table-cell>
          <table:table-cell table:style-name="TableCell46">
            <text:p text:style-name="P47">7664</text:p>
          </table:table-cell>
        </table:table-row>
        <table:table-row table:style-name="TableRow48">
          <table:table-cell table:style-name="TableCell49">
            <text:p text:style-name="P50">RandomSampler</text:p>
          </table:table-cell>
          <table:table-cell table:style-name="TableCell51">
            <text:p text:style-name="P52">143</text:p>
          </table:table-cell>
          <table:table-cell table:style-name="TableCell53">
            <text:p text:style-name="P54">588</text:p>
          </table:table-cell>
          <table:table-cell table:style-name="TableCell55">
            <text:p text:style-name="P56">7039</text:p>
          </table:table-cell>
        </table:table-row>
        <table:table-row table:style-name="TableRow57">
          <table:table-cell table:style-name="TableCell58">
            <text:p text:style-name="P59">RandomSampler2</text:p>
          </table:table-cell>
          <table:table-cell table:style-name="TableCell60">
            <text:p text:style-name="P61"><text:span text:style-name="T62">6</text:span><text:span text:style-name="T63">22</text:span></text:p>
          </table:table-cell>
          <table:table-cell table:style-name="TableCell64">
            <text:p text:style-name="P65"><text:span text:style-name="T66">6</text:span><text:span text:style-name="T67">758</text:span></text:p>
          </table:table-cell>
          <table:table-cell table:style-name="TableCell68">
            <text:p text:style-name="P69">6519</text:p>
          </table:table-cell>
        </table:table-row>
        <table:table-row table:style-name="TableRow70">
          <table:table-cell table:style-name="TableCell71">
            <text:p text:style-name="P72">XorShiftRandomSampler</text:p>
          </table:table-cell>
          <table:table-cell table:style-name="TableCell73">
            <text:p text:style-name="P74">211</text:p>
          </table:table-cell>
          <table:table-cell table:style-name="TableCell75">
            <text:p text:style-name="P76">813</text:p>
          </table:table-cell>
          <table:table-cell table:style-name="TableCell77">
            <text:p text:style-name="P78"><text:span text:style-name="T79">7</text:span><text:span text:style-name="T80">91</text:span></text:p>
          </table:table-cell>
        </table:table-row>
      </table:table>
      <text:p text:style-name="P81"/>
      <text:p text:style-name="Normal"><text:span text:style-name="T82">Conclusion</text:span><text:span text:style-name="T83">: in multithreaded environment sharing Random variable produce worse results than recreating a new Random each time (even if<text:s/></text:span><text:span text:style-name="T84">the latter</text:span><text:span text:style-name="T85"><text:s/>means</text:span><text:span text:style-name="T86"><text:s/>creating and gc-ing random instances</text:span><text:span text:style-name="T87">)</text:span><text:span text:style-name="T88">.</text:span></text:p>
      <text:p text:style-name="Normal"><text:span text:style-name="T89">However, XorShift algorithm seems to outperform a standard Random implementation by an order of magnitude and, considering the fact that the sampling doesn’t require strong randomness, it means it could be a viable replacement.</text:span></text:p>
      <text:p text:style-name="Normal"><text:span text:style-name="T90">Source code is accessible at<text:s/></text:span><text:a xlink:href="https://github.com/mykyta-protsenko/samplerPerformance.git" office:target-frame-name="_top" xlink:show="replace"><text:span text:style-name="T91">https://github.com/mykyta-protsenko/samplerPerformance.git</text:span></text:a></text:p>
      <text:p text:style-name="Normal"><text:span text:style-name="T92">The project was compiled and in JDK 1.6 compatibility mo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yke</meta:initial-creator>
    <dc:creator>Myke</dc:creator>
    <meta:creation-date>2013-01-02T04:48:00Z</meta:creation-date>
    <dc:date>2013-01-02T06:30:00Z</dc:date>
    <meta:template xlink:href="Normal.dotm" xlink:type="simple"/>
    <meta:editing-cycles>3</meta:editing-cycles>
    <meta:editing-duration>PT6120S</meta:editing-duration>
    <meta:document-statistic meta:page-count="1" meta:paragraph-count="4" meta:word-count="342" meta:character-count="2293" meta:row-count="16" meta:non-whitespace-character-count="1955"/>
  </office:meta>
</office:document-meta>
</file>